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office:automatic-styles>
  <office:body>
    <office:text text:use-soft-page-breaks="true">
      <text:p text:style-name="P1">Please help me prepare my AI challenge step by step and follow the instruction</text:p>
      <text:p text:style-name="P2">Submit a Classic AI Challenge</text:p>
      <text:p text:style-name="Normal">Alternatively, you can work on a classic AI challenge as described here: <text:a xlink:href="https://deref-gmx.net/mail/client/rg9GWkHqKK4/dereferrer/?redirectUrl=https%3A%2F%2Fdps-challenge-front.netlify.app%2Fopendataportal&amp;lm" office:target-frame-name="_blank" xlink:show="new"><text:span text:style-name="Hyperlink">AI Challenge Details</text:span></text:a>.</text:p>
      <text:p text:style-name="Normal">Please follow these instructions for your submission:</text:p>
      <text:list text:style-name="LFO1" text:continue-numbering="true">
        <text:list-item>
          <text:p text:style-name="P3"><text:span text:style-name="T4">Data Preparation</text:span></text:p>
          <text:list text:continue-numbering="true">
            <text:list-item>
              <text:p text:style-name="P5">Remove data records after 2020 to create a consistent dataset for training your model. Develop a prediction model and compute the error between your predictions and the actual data to evaluate performance.</text:p>
            </text:list-item>
          </text:list>
        </text:list-item>
        <text:list-item>
          <text:p text:style-name="P6"><text:span text:style-name="T7">Dataset Link</text:span></text:p>
          <text:list text:continue-numbering="true">
            <text:list-item>
              <text:p text:style-name="P8">If the link to the dataset on the challenge page does not work, please use this alternate link:</text:p>
            </text:list-item>
          </text:list>
        </text:list-item>
      </text:list>
      <text:p text:style-name="Normal"><text:a xlink:href="https://deref-gmx.net/mail/client/p90wTE1rSSQ/dereferrer/?redirectUrl=https%3A%2F%2Fopendata.muenchen.de%2Fdataset%2Fmonatszahlen-verkehrsunfaelle%2Fresource%2F40094bd6-f82d-4979-949b-26c8dc00b9a7&amp;lm" office:target-frame-name="_blank" xlink:show="new"><text:span text:style-name="Hyperlink">Monatszahlen Verkehrsunfälle Dataset - München Open Data Portal</text:span></text:a>:</text:p>
      <text:p text:style-name="Normal">https://opendata.muenchen.de/dataset/monatszahlen-verkehrsunfaelle/resource/40094bd6-f82d-4979-949b-26c8dc00b9a7<text:s/></text:p>
      <text:p text:style-name="Normal"/>
      <text:list text:style-name="LFO1" text:continue-numbering="true">
        <text:list-item>
          <text:p text:style-name="P9"><text:span text:style-name="T10">Reply to this Email</text:span></text:p>
          <text:list text:continue-numbering="true">
            <text:list-item>
              <text:p text:style-name="P11">After completing the challenge, reply to this email with:</text:p>
              <text:list text:continue-numbering="true">
                <text:list-item>
                  <text:p text:style-name="P12">A screenshot showing the confirmation message: "Congratulations! Achieved Mission 3!"</text:p>
                </text:list-item>
                <text:list-item>
                  <text:p text:style-name="P13">A link to your GitHub repository containing your code.</text:p>
                </text:list-item>
              </text:list>
            </text:list-item>
          </text:list>
        </text:list-item>
      </text:list>
      <text:p text:style-name="Normal"/>
      <text:p text:style-name="Normal"><text:a xlink:href="https://deref-gmx.net/mail/client/rg9GWkHqKK4/dereferrer/?redirectUrl=https%3A%2F%2Fdps-challenge-front.netlify.app%2Fopendataportal&amp;lm" office:target-frame-name="_blank" xlink:show="new"><text:span text:style-name="Hyperlink">AI Challenge Details</text:span></text:a></text:p>
      <text:p text:style-name="Normal"/>
      <text:p text:style-name="Normal">Introduction</text:p>
      <text:p text:style-name="Normal">Thank you for your application to Digital Product School.</text:p>
      <text:p text:style-name="Normal">This challenge is intended for Artificial Intelligence Engineer applicants.</text:p>
      <text:p text:style-name="Normal">Their is no deadline, but keep in mind that we have limited spots for each batch. We follow the FIFO logic, the applicants who complete the mission first, will be invited first for interview.</text:p>
      <text:p text:style-name="Normal"/>
      <text:p text:style-name="Normal">Mission 1: Create a AI Model</text:p>
      <text:p text:style-name="Normal">Description</text:p>
      <text:p text:style-name="Normal">Download the “Monatszahlen Verkehrsunfälle” Dataset from the München Open Data Portal. Here you see the number of accidents for specific categories per month. Important are the first 5 columns:</text:p>
      <text:p text:style-name="Normal"/>
      <text:p text:style-name="Normal">Category</text:p>
      <text:p text:style-name="Normal">Accident-type (insgesamt means total for all subcategories)</text:p>
      <text:p text:style-name="Normal">Year</text:p>
      <text:p text:style-name="Normal">Month</text:p>
      <text:p text:style-name="Normal">Value</text:p>
      <text:p text:style-name="Normal">Your goal would be to visualise historically the number of accidents per category (column1). The dataset currently contains values until the end of 2020. Create an application that forecasts the values for:</text:p>
      <text:p text:style-name="Normal"/>
      <text:p text:style-name="Normal">Category: 'Alkoholunfälle'</text:p>
      <text:p text:style-name="Normal">Type: 'insgesamt</text:p>
      <text:p text:style-name="Normal">Year: '2021'</text:p>
      <text:p text:style-name="Normal">Month: '01'</text:p>
      <text:p text:style-name="Normal">Note: There has been recently some update on the data shared with you for the AI Engineering Challenge. The dataset has recently been updated and includes values until 2021. You should drop the records which come after 2020 for developing the prediction model. If you are interested, you can compute the error between your prediction values and the actual numbers (ground truth data).</text:p>
      <text:p text:style-name="Normal"/>
      <text:p text:style-name="Normal">Mission 2: Publish your source code &amp; Deploy</text:p>
      <text:p text:style-name="Normal">Description</text:p>
      <text:p text:style-name="Normal">Publish your source code in a github repository. It should both contain the code how you made it and the visualisation itself (as an image). We’d like to see the steps how you arrived at the solution, so please make sure to commit every step you did and not just the final application in 1 or 2 commits. If you are not familiar with github, follow the instructions here.</text:p>
      <text:p text:style-name="Normal">The next step is to deploy the model. You would need to create an endpoint that returns your predictions. Make sure that your endpoint accepts a POST request with a JSON body like this:</text:p>
      <text:p text:style-name="Normal">{</text:p>
      <text:p text:style-name="Normal">"year":2020,</text:p>
      <text:p text:style-name="Normal">"month":10</text:p>
      <text:p text:style-name="Normal">}</text:p>
      <text:p text:style-name="Normal"/>
      <text:p text:style-name="Normal">And it should return your applications prediction in the following format: {</text:p>
      <text:p text:style-name="Normal">"prediction":value</text:p>
      <text:soft-page-break/>
      <text:p text:style-name="Normal">}</text:p>
      <text:p text:style-name="Normal"/>
      <text:p text:style-name="Normal">The model can be deployed to a cloud service. You can use (aws, google cloud, heroku or whatever you prefer, they usually all provide a freetier)Mission 3: Send us the URL of your work</text:p>
      <text:p text:style-name="Normal">Description</text:p>
      <text:p text:style-name="Normal">Make a POST request to the following URL.</text:p>
      <text:p text:style-name="Normal">https://dps-challenge.netlify.app/.netlify/functions/api/challenge</text:p>
      <text:p text:style-name="Normal"/>
      <text:p text:style-name="Normal">Body</text:p>
      <text:p text:style-name="Normal">The body of the request should be JSON format, like below:</text:p>
      <text:p text:style-name="Normal">{</text:p>
      <text:p text:style-name="Normal">"github":"https://github.com/ACCOUNT/REPO",</text:p>
      <text:p text:style-name="Normal">"email":"EMAIL",</text:p>
      <text:p text:style-name="Normal">"url":"DEPLOYED_ENDPOINT",<text:s/></text:p>
      <text:p text:style-name="Normal">"notes":"NOTES" // Not mandatory</text:p>
      <text:p text:style-name="Normal">}</text:p>
      <text:p text:style-name="Normal">Fill in your email address for EMAIL, the path to your github repo at ACCOUNT/REPO and the link of your deployed model at DEPLOYED_ENDPOINT.</text:p>
      <text:p text:style-name="Normal"/>
      <text:p text:style-name="Normal">At NOTES, you can write some notes to us. These notes can be anything you would like us to know, especially for technical decisions. They are not mandatory, so you can also skip this this parameter.</text:p>
      <text:p text:style-name="Normal"/>
      <text:p text:style-name="Normal">Double-check that your email address is the same with the one you used at the application form.</text:p>
      <text:p text:style-name="Normal">Content type</text:p>
      <text:p text:style-name="Normal">The Content-Type of the request must be application/json.</text:p>
      <text:p text:style-name="Normal"/>
      <text:p text:style-name="Normal">Sample Request</text:p>
      <text:p text:style-name="Normal">POST https://dps-challenge.netlify.app/.netlify/functions/api/challenge</text:p>
      <text:p text:style-name="Normal">Content-Type: application/json<text:s/></text:p>
      <text:p text:style-name="Normal"/>
      <text:p text:style-name="Normal">{</text:p>
      <text:p text:style-name="Normal">"github":"https://github.com/DigitalProductschool/website",</text:p>
      <text:soft-page-break/>
      <text:p text:style-name="Normal">"email":"name@example.com",</text:p>
      <text:p text:style-name="Normal">"url":"https://digitalproductschool.io/",<text:s/></text:p>
      <text:p text:style-name="Normal">"notes":"I deployed using ..." // Not mandatory</text:p>
      <text:p text:style-name="Normal">}</text:p>
      <text:p text:style-name="Normal">Sample Response</text:p>
      <text:p text:style-name="Normal">If your POST request succeeds, the server returns HTTP status code 200.</text:p>
      <text:p text:style-name="Normal">Status 200 OK<text:s/></text:p>
      <text:p text:style-name="Normal">{"message":"Congratulations! Achieved Mission 3"}</text:p>
      <text:p text:style-name="Normal"/>
      <text:p text:style-name="Normal">Thank you for your challeng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Vrind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Vrinda"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Vrinda"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Vrinda"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Vrinda"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Vrinda"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Vrinda"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Vrinda"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Vrinda"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Vrinda"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Vrinda"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Vrinda"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Vrinda"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Vrinda"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Vrinda" fo:color="#2F5496"/>
    </style:style>
    <style:style style:name="Heading6Char" style:display-name="Heading 6 Char" style:family="text" style:parent-style-name="DefaultParagraphFont">
      <style:text-properties style:font-name-asian="Times New Roman" style:font-name-complex="Vrinda"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Vrinda" fo:color="#595959"/>
    </style:style>
    <style:style style:name="Heading8Char" style:display-name="Heading 8 Char" style:family="text" style:parent-style-name="DefaultParagraphFont">
      <style:text-properties style:font-name-asian="Times New Roman" style:font-name-complex="Vrinda"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Vrinda"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Vrinda"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Vrinda"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Vrinda"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Vrinda"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fti hossain</meta:initial-creator>
    <dc:creator>Ifti hossain</dc:creator>
    <meta:creation-date>2025-06-13T15:17:00Z</meta:creation-date>
    <dc:date>2025-06-14T06:11:00Z</dc:date>
    <meta:template xlink:href="Normal.dotm" xlink:type="simple"/>
    <meta:editing-cycles>1</meta:editing-cycles>
    <meta:editing-duration>PT53640S</meta:editing-duration>
    <meta:document-statistic meta:page-count="4" meta:paragraph-count="10" meta:word-count="765" meta:character-count="5117" meta:row-count="36" meta:non-whitespace-character-count="4362"/>
  </office:meta>
</office:document-meta>
</file>